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45cd" officeooo:paragraph-rsid="001f45cd"/>
    </style:style>
    <style:style style:name="P2" style:family="paragraph" style:parent-style-name="Standard" style:list-style-name="L1">
      <style:text-properties officeooo:rsid="001f45cd" officeooo:paragraph-rsid="001f45cd"/>
    </style:style>
    <style:style style:name="P3" style:family="paragraph" style:parent-style-name="Standard" style:list-style-name="L2">
      <style:text-properties officeooo:rsid="001f45cd" officeooo:paragraph-rsid="001f45cd"/>
    </style:style>
    <style:style style:name="P4" style:family="paragraph" style:parent-style-name="Standard" style:list-style-name="L3">
      <style:text-properties officeooo:rsid="001f45cd" officeooo:paragraph-rsid="001f45cd"/>
    </style:style>
    <style:style style:name="P5" style:family="paragraph" style:parent-style-name="Standard" style:list-style-name="L4">
      <style:text-properties officeooo:rsid="001f45cd" officeooo:paragraph-rsid="001f45cd"/>
    </style:style>
    <style:style style:name="P6" style:family="paragraph" style:parent-style-name="Standard" style:list-style-name="L4">
      <style:text-properties officeooo:rsid="001f45cd" officeooo:paragraph-rsid="002076ce"/>
    </style:style>
    <style:style style:name="P7" style:family="paragraph" style:parent-style-name="Standard">
      <style:text-properties officeooo:rsid="001f45cd" officeooo:paragraph-rsid="0023b844"/>
    </style:style>
    <style:style style:name="P8" style:family="paragraph" style:parent-style-name="Standard">
      <style:text-properties officeooo:rsid="001f45cd" officeooo:paragraph-rsid="00253855"/>
    </style:style>
    <style:style style:name="P9" style:family="paragraph" style:parent-style-name="Standard" style:list-style-name="L4">
      <style:text-properties officeooo:paragraph-rsid="002076ce"/>
    </style:style>
    <style:style style:name="P10" style:family="paragraph" style:parent-style-name="Standard" style:list-style-name="L5">
      <style:text-properties officeooo:rsid="001fe166" officeooo:paragraph-rsid="001fe166"/>
    </style:style>
    <style:style style:name="P11" style:family="paragraph" style:parent-style-name="Standard" style:list-style-name="L5">
      <style:text-properties officeooo:rsid="001fe166" officeooo:paragraph-rsid="002257be"/>
    </style:style>
    <style:style style:name="P12" style:family="paragraph" style:parent-style-name="Standard" style:list-style-name="L4">
      <style:text-properties officeooo:rsid="001fe166" officeooo:paragraph-rsid="001fe166"/>
    </style:style>
    <style:style style:name="P13" style:family="paragraph" style:parent-style-name="Standard">
      <style:text-properties officeooo:rsid="001fe166" officeooo:paragraph-rsid="002257be"/>
    </style:style>
    <style:style style:name="P14" style:family="paragraph" style:parent-style-name="Standard">
      <style:text-properties officeooo:paragraph-rsid="001f45cd"/>
    </style:style>
    <style:style style:name="P15" style:family="paragraph" style:parent-style-name="Standard" style:list-style-name="L1">
      <style:text-properties fo:font-weight="bold" officeooo:rsid="0023b844" officeooo:paragraph-rsid="0023b844" style:font-weight-asian="bold" style:font-weight-complex="bold"/>
    </style:style>
    <style:style style:name="P16" style:family="paragraph" style:parent-style-name="Standard" style:list-style-name="L1">
      <style:text-properties fo:font-weight="normal" officeooo:rsid="0024a463" officeooo:paragraph-rsid="0024a463" style:font-weight-asian="normal" style:font-weight-complex="normal"/>
    </style:style>
    <style:style style:name="P17" style:family="paragraph" style:parent-style-name="Standard" style:list-style-name="L1">
      <style:text-properties officeooo:rsid="00253855" officeooo:paragraph-rsid="00253855"/>
    </style:style>
    <style:style style:name="T1" style:family="text">
      <style:text-properties officeooo:rsid="001f45cd"/>
    </style:style>
    <style:style style:name="T2" style:family="text">
      <style:text-properties fo:font-variant="normal" fo:text-transform="none" fo:color="#222222" fo:letter-spacing="normal"/>
    </style:style>
    <style:style style:name="T3" style:family="text">
      <style:text-properties fo:font-variant="normal" fo:text-transform="none" fo:color="#222222" fo:letter-spacing="normal" fo:font-weight="bold" officeooo:rsid="0020b02d" style:font-weight-asian="bold" style:font-weight-complex="bold"/>
    </style:style>
    <style:style style:name="T4" style:family="text">
      <style:text-properties fo:font-variant="normal" fo:text-transform="none" fo:color="#222222" fo:letter-spacing="normal" fo:font-weight="bold" officeooo:rsid="0023b844" style:font-weight-asian="bold" style:font-weight-complex="bold"/>
    </style:style>
    <style:style style:name="T5" style:family="text">
      <style:text-properties fo:font-variant="normal" fo:text-transform="none" fo:color="#222222" fo:letter-spacing="normal" officeooo:rsid="001fe166"/>
    </style:style>
    <style:style style:name="T6" style:family="text">
      <style:text-properties fo:font-variant="normal" fo:text-transform="none" fo:color="#222222" fo:letter-spacing="normal" officeooo:rsid="0023b844"/>
    </style:style>
    <style:style style:name="T7" style:family="text">
      <style:text-properties fo:font-variant="normal" fo:text-transform="none" fo:color="#222222" fo:letter-spacing="normal" officeooo:rsid="002670b4"/>
    </style:style>
    <style:style style:name="T8" style:family="text">
      <style:text-properties fo:font-weight="bold" officeooo:rsid="0020b02d" style:font-weight-asian="bold" style:font-weight-complex="bold"/>
    </style:style>
    <style:style style:name="T9" style:family="text">
      <style:text-properties officeooo:rsid="0020b02d"/>
    </style:style>
    <style:style style:name="T10" style:family="text">
      <style:text-properties officeooo:rsid="002538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tates</text:h>
      <text:p text:style-name="P14"><text:span text:style-name="T9">homed </text:span><text:span text:style-name="T2">✓</text:span></text:p>
      <text:p text:style-name="P14"><text:span text:style-name="T2"><text:tab/></text:span><text:span text:style-name="T3">To activate</text:span></text:p>
      <text:list xml:id="list2335197555" text:style-name="L4">
        <text:list-item>
          <text:p text:style-name="P9"><text:span text:style-name="T1">in goal_zone</text:span></text:p>
        </text:list-item>
        <text:list-item>
          <text:p text:style-name="P6">goal detected (perhaps goal angle)</text:p>
        </text:list-item>
        <text:list-item>
          <text:p text:style-name="P9"><text:span text:style-name="T1">very close to goal</text:span></text:p>
        </text:list-item>
        <text:list-item>
          <text:p text:style-name="P5">compass heading (~180°)</text:p>
        </text:list-item>
      </text:list>
      <text:p text:style-name="P1"><text:tab/><text:span text:style-name="T8">To deactivate</text:span></text:p>
      <text:list xml:id="list93519769231768" text:continue-numbering="true" text:style-name="L4">
        <text:list-item>
          <text:p text:style-name="P12">outside goal_zone</text:p>
        </text:list-item>
      </text:list>
      <text:p text:style-name="P13">panic <text:span text:style-name="T2">✓</text:span></text:p>
      <text:list xml:id="list174606279" text:style-name="L5">
        <text:list-item>
          <text:p text:style-name="P11">outside goal_zone</text:p>
        </text:list-item>
        <text:list-item>
          <text:p text:style-name="P10">cant see goal</text:p>
        </text:list-item>
      </text:list>
      <text:p text:style-name="P1"/>
      <text:h text:style-name="Heading_20_1" text:outline-level="1">Modes</text:h>
      <text:p text:style-name="P7">Rotate2ball<text:span text:style-name="T5">✓</text:span></text:p>
      <text:p text:style-name="P7"><text:span text:style-name="T5"><text:tab/></text:span><text:span text:style-name="T4">To activate</text:span></text:p>
      <text:list xml:id="list714794664" text:style-name="L1">
        <text:list-item>
          <text:p text:style-name="P2">homed</text:p>
        </text:list-item>
        <text:list-item>
          <text:p text:style-name="P17">ball is not very near OR not detected</text:p>
          <text:p text:style-name="P15">To deactivate</text:p>
        </text:list-item>
        <text:list-item>
          <text:p text:style-name="P16">ball is very near</text:p>
        </text:list-item>
      </text:list>
      <text:p text:style-name="P1"/>
      <text:p text:style-name="P7">Intercept_ball <text:span text:style-name="T5">✓ </text:span><text:span text:style-name="T7">(toggle on)</text:span></text:p>
      <text:list xml:id="list1053555144" text:style-name="L2">
        <text:list-item>
          <text:p text:style-name="P3">homed</text:p>
        </text:list-item>
        <text:list-item>
          <text:p text:style-name="P3">ball is very near <text:span text:style-name="T10">AND detected</text:span></text:p>
        </text:list-item>
      </text:list>
      <text:p text:style-name="P1"/>
      <text:p text:style-name="P8">Return_home <text:span text:style-name="T5">✓</text:span></text:p>
      <text:list xml:id="list2163937983" text:style-name="L3">
        <text:list-item>
          <text:p text:style-name="P4">not homed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8:27:59.442644000</meta:creation-date>
    <dc:date>2017-09-13T09:35:18.471933000</dc:date>
    <meta:editing-duration>PT11H52M32S</meta:editing-duration>
    <meta:editing-cycles>1</meta:editing-cycles>
    <meta:document-statistic meta:table-count="0" meta:image-count="0" meta:object-count="0" meta:page-count="1" meta:paragraph-count="24" meta:word-count="78" meta:character-count="380" meta:non-whitespace-character-count="337"/>
    <meta:generator>LibreOffice/5.4.0.3$MacOSX_X86_64 LibreOffice_project/7556cbc6811c9d992f4064ab9287069087d7f62c</meta:generator>
  </office:meta>
</office:document-meta>
</file>